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54000001CD5BE437A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9cm" svg:height="10.752cm" svg:x="3.2cm" svg:y="0.001cm">
          <draw:image xlink:href="Pictures/1000000000000254000001CD5BE437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06:33.256000000</dc:date>
    <meta:editing-duration>PT35M46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